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900000104D292980B700CB41A.png" manifest:media-type="image/png"/>
  <manifest:file-entry manifest:full-path="Pictures/10000000000001BD000000F23CEFDB7DAFD28B3B.png" manifest:media-type="image/png"/>
  <manifest:file-entry manifest:full-path="Pictures/1000000000000125000000C686D071391858B5E1.png" manifest:media-type="image/png"/>
  <manifest:file-entry manifest:full-path="Pictures/10000001000002A90000008AB9D4D73466509CC4.png" manifest:media-type="image/png"/>
  <manifest:file-entry manifest:full-path="Pictures/10000000000000A50000019E24CFC2B361EA1B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dee7e5" draw:textarea-horizontal-align="justify" draw:textarea-vertical-align="middle" draw:auto-grow-height="false" fo:min-height="2.901cm" fo:min-width="2.65cm"/>
      <style:paragraph-properties style:writing-mode="lr-tb"/>
    </style:style>
    <style:style style:name="gr3" style:family="graphic" style:parent-style-name="objectwithoutfill">
      <style:graphic-properties svg:stroke-width="0.152cm" svg:stroke-color="#00a933" draw:marker-start-width="0.432cm" draw:marker-end="Arrow" draw:marker-end-width="0.584cm" draw:fill="solid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52cm" svg:stroke-color="#00a933" draw:marker-start="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802cm" fo:min-width="0.577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cm" fo:min-width="0.71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0.802cm" fo:min-width="0.577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803cm" fo:min-width="0.577cm"/>
      <style:paragraph-properties style:writing-mode="lr-tb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444cm" fo:min-width="0.22cm"/>
      <style:paragraph-properties style:writing-mode="lr-tb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0.47cm" fo:min-width="0.22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445cm" fo:min-width="0.219cm"/>
      <style:paragraph-properties style:writing-mode="lr-tb"/>
    </style:style>
    <style:style style:name="gr12" style:family="graphic" style:parent-style-name="standard">
      <style:graphic-properties draw:fill="solid" draw:fill-color="#dddddd" draw:textarea-horizontal-align="justify" draw:textarea-vertical-align="middle" draw:auto-grow-height="false" fo:min-height="1.155cm" fo:min-width="3.504cm"/>
      <style:paragraph-properties style:writing-mode="lr-tb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1.559cm" fo:min-width="1.891cm"/>
    </style:style>
    <style:style style:name="gr14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2cm" svg:stroke-color="#ffff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102cm" svg:stroke-color="#ff0000" draw:marker-start-width="0.356cm" draw:marker-end-width="0.356cm" svg:stroke-opacity="100%" draw:fill="solid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7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782cm" fo:min-width="16.518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008cm" fo:min-width="0.75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528cm" fo:min-width="3.056cm"/>
      <style:paragraph-properties style:writing-mode="lr-tb"/>
    </style:style>
    <style:style style:name="gr23" style:family="graphic" style:parent-style-name="objectwithoutfill">
      <style:graphic-properties draw:fill="solid" draw:textarea-vertical-align="middle"/>
    </style:style>
    <style:style style:name="gr24" style:family="graphic" style:parent-style-name="objectwithoutfill">
      <style:graphic-properties svg:stroke-width="0.203cm" svg:stroke-color="#000000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25" style:family="graphic" style:parent-style-name="objectwithoutfill">
      <style:graphic-properties svg:stroke-width="0.203cm" svg:stroke-color="#00a933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27" style:family="graphic" style:parent-style-name="objectwithoutfill">
      <style:graphic-properties svg:stroke-width="0.203cm" svg:stroke-color="#ff0000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28" style:family="graphic" style:parent-style-name="objectwithoutfill">
      <style:graphic-properties svg:stroke-width="0.203cm" svg:stroke-color="#ffff00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29" style:family="graphic" style:parent-style-name="standard">
      <style:graphic-properties draw:fill-color="#ff0000" draw:textarea-horizontal-align="justify" draw:textarea-vertical-align="middle" draw:auto-grow-height="false" fo:min-height="0.59cm" fo:min-width="0.36cm"/>
      <style:paragraph-properties style:writing-mode="lr-tb"/>
    </style:style>
    <style:style style:name="gr30" style:family="graphic" style:parent-style-name="objectwithoutfill">
      <style:graphic-properties svg:stroke-width="0.152cm" svg:stroke-color="#ff00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59cm" fo:min-width="0.36cm"/>
      <style:paragraph-properties style:writing-mode="lr-tb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 fo:min-height="0.59cm" fo:min-width="0.36cm"/>
      <style:paragraph-properties style:writing-mode="lr-tb"/>
    </style:style>
    <style:style style:name="gr3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dee7e5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 style:writing-mode="lr-tb"/>
      <style:text-properties fo:color="#ffffff" loext:opacity="100%" fo:font-size="12pt" style:font-size-asian="18pt" style:font-size-complex="18pt"/>
    </style:style>
    <style:style style:name="P6" style:family="paragraph">
      <loext:graphic-properties draw:fill-color="#000000"/>
      <style:paragraph-properties fo:text-align="center" style:writing-mode="lr-tb"/>
      <style:text-properties fo:color="#ffffff" loext:opacity="100%" fo:font-size="12pt" style:font-size-asian="18pt" style:font-size-complex="18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solid" draw:fill-color="#ffffff"/>
      <style:paragraph-properties fo:margin-left="0cm" fo:margin-right="0cm" fo:text-indent="0cm" style:writing-mode="lr-tb"/>
      <style:text-properties fo:font-size="6pt" style:font-size-asian="6pt" style:font-size-complex="6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0000"/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color="#000000" loext:opacity="100%" fo:font-size="12pt" style:font-size-asian="18pt" style:font-size-complex="18pt"/>
    </style:style>
    <style:style style:name="P12" style:family="paragraph">
      <loext:graphic-properties draw:fill-color="#ffffff"/>
      <style:paragraph-properties fo:text-align="center" style:writing-mode="lr-tb"/>
      <style:text-properties fo:color="#000000" loext:opacity="100%" fo:font-size="12pt" style:font-size-asian="18pt" style:font-size-complex="18pt"/>
    </style:style>
    <style:style style:name="P13" style:family="paragraph">
      <style:paragraph-properties fo:text-align="center" style:writing-mode="lr-tb"/>
      <style:text-properties fo:font-size="15pt" style:font-size-asian="18pt" style:font-size-complex="18pt"/>
    </style:style>
    <style:style style:name="P14" style:family="paragraph">
      <loext:graphic-properties draw:fill-color="#ff0000"/>
      <style:paragraph-properties fo:text-align="center" style:writing-mode="lr-tb"/>
      <style:text-properties fo:font-size="15pt" style:font-size-asian="18pt" style:font-size-complex="18pt"/>
    </style:style>
    <style:style style:name="P15" style:family="paragraph">
      <loext:graphic-properties draw:fill="solid" draw:fill-color="#dddddd"/>
      <style:paragraph-properties fo:text-align="center" style:writing-mode="lr-tb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loext:opacity="100%" fo:font-size="12pt" style:font-size-asian="18pt" style:font-size-complex="18pt"/>
    </style:style>
    <style:style style:name="T3" style:family="text">
      <style:text-properties style:font-name="Liberation Sans" fo:font-size="6pt" style:letter-kerning="true" style:font-name-asian="Noto Sans CJK SC" style:font-size-asian="6pt" style:font-name-complex="Lohit Devanagari" style:font-size-complex="6pt"/>
    </style:style>
    <style:style style:name="T4" style:family="text">
      <style:text-properties fo:color="#000000" loext:opacity="100%" fo:font-size="12pt" style:font-size-asian="18pt" style:font-size-complex="18pt"/>
    </style:style>
    <style:style style:name="T5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635cm" svg:height="14.14cm" draw:transform="rotate (1.5702727280193) translate (3.556cm 10.715cm)">
          <draw:image xlink:href="Pictures/10000000000000A50000019E24CFC2B361EA1B38.png" xlink:type="simple" xlink:show="embed" xlink:actuate="onLoad" draw:mime-type="image/png">
            <text:p/>
          </draw:image>
        </draw:frame>
        <draw:custom-shape draw:style-name="gr2" draw:text-style-name="P3" draw:layer="layout" svg:width="4.454cm" svg:height="4.455cm" svg:x="1.282cm" svg:y="-4.829cm">
          <text:p text:style-name="P2"><text:span text:style-name="T1">PRESUROSTA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4" draw:layer="layout" svg:width="1.768cm" svg:height="11.281cm" draw:transform="rotate (-1.5707963267949) translate (11.1762742985281cm -3.8468996999571cm)" svg:viewBox="0 0 1769 11282" draw:points="1680,0 1769,11282 884,11282 795,9741 0,8606">
          <text:p/>
        </draw:polyline>
        <draw:line draw:style-name="gr4" draw:text-style-name="P4" draw:layer="layout" svg:x1="4.313cm" svg:y1="-3.006cm" svg:x2="7.62cm" svg:y2="-3.051cm">
          <text:p/>
        </draw:line>
        <draw:custom-shape draw:style-name="gr5" draw:text-style-name="P6" draw:layer="layout" svg:width="1.523cm" svg:height="1.488cm" svg:x="7.621cm" svg:y="-3.847cm">
          <text:p text:style-name="P5"><text:span text:style-name="T2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597cm" svg:height="0.422cm" draw:transform="skewX (-0.0165806278939461) rotate (1.59139121196843) translate (6.983cm -0.455cm)">
          <draw:image xlink:href="Pictures/10000001000002A90000008AB9D4D73466509CC4.png" xlink:type="simple" xlink:show="embed" xlink:actuate="onLoad" draw:mime-type="image/png">
            <text:p/>
          </draw:image>
        </draw:frame>
        <draw:frame draw:style-name="gr6" draw:text-style-name="P8" draw:layer="layout" svg:width="0.719cm" svg:height="0.3cm" draw:transform="rotate (1.58196643400766) translate (6.983cm -0.992cm)">
          <draw:text-box>
            <text:p text:style-name="P7"><text:span text:style-name="T3">385 Ω</text:span></text:p>
          </draw:text-box>
        </draw:frame>
        <draw:custom-shape draw:style-name="gr7" draw:text-style-name="P10" draw:layer="layout" svg:width="1.523cm" svg:height="1.488cm" svg:x="6.351cm" svg:y="-0.472cm">
          <text:p text:style-name="P9">5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.523cm" svg:height="1.489cm" svg:x="11.177cm" svg:y="-2.794cm">
          <text:p text:style-name="P11"><text:span text:style-name="T4">D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9.008cm" svg:height="6.087cm" draw:transform="rotate (-1.57184352434609) translate (29.21cm 4.843cm)">
          <draw:image xlink:href="Pictures/1000000000000125000000C686D071391858B5E1.png" xlink:type="simple" xlink:show="embed" xlink:actuate="onLoad" draw:mime-type="image/png">
            <text:p/>
          </draw:image>
        </draw:frame>
        <draw:custom-shape draw:style-name="gr9" draw:text-style-name="P6" draw:layer="layout" svg:width="1.016cm" svg:height="0.98cm" svg:x="27.432cm" svg:y="12.954cm">
          <text:p text:style-name="P5"><text:span text:style-name="T2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.016cm" svg:height="1.016cm" svg:x="26.526cm" svg:y="13.51cm">
          <text:p text:style-name="P13"><text:span text:style-name="T5">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5cm" svg:height="0.981cm" svg:x="25.4cm" svg:y="12.989cm">
          <text:p text:style-name="P11"><text:span text:style-name="T4">D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523cm" svg:height="1.488cm" svg:x="7.621cm" svg:y="-3.846cm">
          <text:p text:style-name="P5"><text:span text:style-name="T2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5" draw:layer="layout" svg:width="4.004cm" svg:height="1.405cm" svg:x="25.206cm" svg:y="-4.4cm">
            <text:p text:style-name="P9">DS18B20</text:p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2.391cm" svg:height="1.809cm" svg:x="22.846cm" svg:y="-4.603cm">
            <text:p/>
            <draw:enhanced-geometry svg:viewBox="0 0 21600 21600" draw:type="rectangle" draw:enhanced-path="M 0 0 L 21600 0 21600 21600 0 21600 0 0 Z N"/>
          </draw:custom-shape>
        </draw:g>
        <draw:line draw:style-name="gr14" draw:text-style-name="P4" draw:layer="layout" svg:x1="22.846cm" svg:y1="-4.572cm" svg:x2="20.32cm" svg:y2="-4.541cm">
          <text:p/>
        </draw:line>
        <draw:line draw:style-name="gr15" draw:text-style-name="P4" draw:layer="layout" svg:x1="22.846cm" svg:y1="-3.664cm" svg:x2="16.764cm" svg:y2="-3.556cm">
          <text:p/>
        </draw:line>
        <draw:line draw:style-name="gr16" draw:text-style-name="P4" draw:layer="layout" svg:x1="22.846cm" svg:y1="-2.864cm" svg:x2="20.32cm" svg:y2="-2.864cm">
          <text:p/>
        </draw:line>
        <draw:polyline draw:style-name="gr17" draw:text-style-name="P4" draw:layer="layout" svg:width="6.095cm" svg:height="15.563cm" draw:transform="rotate (-3.14159265358979) translate (20.32cm 12.7cm)" svg:viewBox="0 0 6096 15564" draw:points="0,15564 1016,15564 1016,0 6096,0 6096,2286">
          <text:p/>
        </draw:polyline>
        <draw:polyline draw:style-name="gr14" draw:text-style-name="P4" draw:layer="layout" svg:width="6.095cm" svg:height="9.905cm" draw:transform="rotate (-3.14159265358979) translate (20.32cm 5.334cm)" svg:viewBox="0 0 6096 9906" draw:points="0,9906 6096,9906 6096,0">
          <text:p/>
        </draw:polyline>
        <draw:custom-shape draw:style-name="gr11" draw:text-style-name="P12" draw:layer="layout" svg:width="1.015cm" svg:height="0.981cm" svg:x="15.749cm" svg:y="-4.064cm">
          <text:p text:style-name="P11"><text:span text:style-name="T4">D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42cm" svg:height="0.413cm" draw:transform="rotate (-1.55648462692854) translate (17.722cm -1.993cm)">
          <draw:image xlink:href="Pictures/10000001000002A90000008AB9D4D73466509CC4.png" xlink:type="simple" xlink:show="embed" xlink:actuate="onLoad" draw:mime-type="image/png">
            <text:p/>
          </draw:image>
        </draw:frame>
        <draw:line draw:style-name="gr15" draw:text-style-name="P4" draw:layer="layout" svg:x1="17.526cm" svg:y1="-3.556cm" svg:x2="17.526cm" svg:y2="-1.993cm">
          <text:p/>
        </draw:line>
        <draw:line draw:style-name="gr17" draw:text-style-name="P4" draw:layer="layout" svg:x1="17.526cm" svg:y1="0.055cm" svg:x2="19.304cm" svg:y2="0cm">
          <text:p/>
        </draw:line>
        <draw:frame draw:style-name="gr18" draw:text-style-name="P17" draw:layer="layout" svg:width="7.572cm" svg:height="0.962cm" svg:x="22.352cm" svg:y="15.802cm">
          <draw:text-box>
            <text:p>Control valvula solenoide</text:p>
          </draw:text-box>
        </draw:frame>
        <draw:frame draw:style-name="gr1" draw:text-style-name="P1" draw:layer="layout" svg:width="9.008cm" svg:height="6.087cm" draw:transform="rotate (-1.57184352434609) translate (38.559cm 5.197cm)">
          <draw:image xlink:href="Pictures/1000000000000125000000C686D071391858B5E1.png" xlink:type="simple" xlink:show="embed" xlink:actuate="onLoad" draw:mime-type="image/png">
            <text:p/>
          </draw:image>
        </draw:frame>
        <draw:custom-shape draw:style-name="gr9" draw:text-style-name="P6" draw:layer="layout" svg:width="1.016cm" svg:height="0.98cm" svg:x="-19.272cm" svg:y="5.594cm">
          <text:p text:style-name="P5"><text:span text:style-name="T2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.016cm" svg:height="1.016cm" svg:x="35.875cm" svg:y="13.864cm">
          <text:p text:style-name="P13"><text:span text:style-name="T5">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5cm" svg:height="0.981cm" svg:x="34.749cm" svg:y="13.343cm">
          <text:p text:style-name="P11"><text:span text:style-name="T4">D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5.328cm" svg:height="0.962cm" svg:x="33.28cm" svg:y="16.056cm">
          <draw:text-box>
            <text:p>Control contactor</text:p>
          </draw:text-box>
        </draw:frame>
        <draw:custom-shape draw:style-name="gr20" draw:text-style-name="P18" draw:layer="layout" svg:width="17.018cm" svg:height="2.032cm" svg:x="25.146cm" svg:y="-0.5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.778cm" svg:height="1.778cm" svg:x="36.884cm" svg:y="-0.454cm">
          <text:p text:style-name="P9">220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" draw:text-style-name="P4" draw:layer="layout" svg:width="4.577cm" svg:height="10.159cm" draw:transform="rotate (-1.5707963267949) translate (37.846cm 1.324cm)" svg:viewBox="0 0 4578 10160" draw:points="0,0 1216,0 1216,10160 4264,10160 4578,9846">
          <text:p/>
        </draw:polyline>
        <draw:custom-shape draw:style-name="gr21" draw:text-style-name="P19" draw:layer="layout" svg:width="1.778cm" svg:height="1.778cm" svg:x="25.4cm" svg:y="-0.508cm">
          <text:p text:style-name="P9">val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26.37cm" svg:y1="5.588cm" svg:x2="26.37cm" svg:y2="1.27cm">
          <text:p/>
        </draw:line>
        <draw:custom-shape draw:style-name="gr22" draw:text-style-name="P9" draw:layer="layout" svg:width="3.556cm" svg:height="1.778cm" svg:x="30.48cm" svg:y="-5.588cm">
          <text:p text:style-name="P9">Valvula</text:p>
          <text:p text:style-name="P9">solenoide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.778cm" svg:height="1.778cm" svg:x="39.624cm" svg:y="-0.508cm">
          <text:p text:style-name="P9">neut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" draw:text-style-name="P4" draw:layer="layout" svg:width="3.301cm" svg:height="5.079cm" draw:transform="rotate (1.5707963267949) translate (26.416cm -0.508cm)" svg:viewBox="0 0 3302 5080" draw:points="0,0 1270,0 1270,5080 3302,5080">
          <text:p/>
        </draw:polyline>
        <draw:polyline draw:style-name="gr14" draw:text-style-name="P4" draw:layer="layout" svg:width="6.857cm" svg:height="4.825cm" svg:x="34.036cm" svg:y="-4.826cm" svg:viewBox="0 0 6858 4826" draw:points="0,0 6604,0 6604,4826 6858,4826">
          <text:p/>
        </draw:polyline>
        <draw:custom-shape draw:style-name="gr22" draw:text-style-name="P9" draw:layer="layout" svg:width="3.556cm" svg:height="1.778cm" svg:x="43.709cm" svg:y="4.29cm">
          <text:p text:style-name="P9">contactor</text:p>
          <draw:enhanced-geometry svg:viewBox="0 0 21600 21600" draw:type="rectangle" draw:enhanced-path="M 0 0 L 21600 0 21600 21600 0 21600 0 0 Z N"/>
        </draw:custom-shape>
        <draw:polyline draw:style-name="gr14" draw:text-style-name="P4" draw:layer="layout" svg:width="4.577cm" svg:height="1.269cm" draw:transform="rotate (1.5707963267949) translate (37.084cm 5.902cm)" svg:viewBox="0 0 4578 1270" draw:points="0,0 1330,0 1330,1270 4578,1270">
          <text:p/>
        </draw:polyline>
        <draw:polyline draw:style-name="gr14" draw:text-style-name="P4" draw:layer="layout" svg:width="2.091cm" svg:height="8.381cm" draw:transform="rotate (1.5707963267949) translate (35.814cm 5.902cm)" svg:viewBox="0 0 2092 8382" draw:points="0,0 2092,0 2092,8382 1330,8382">
          <text:p/>
        </draw:polyline>
        <draw:polyline draw:style-name="gr14" draw:text-style-name="P4" draw:layer="layout" svg:width="3.555cm" svg:height="4.571cm" draw:transform="rotate (-1.5707963267949) translate (45.212cm 1.26999999999999cm)" svg:viewBox="0 0 3556 4572" draw:points="0,4572 1270,4572 1270,0 3556,0">
          <text:p/>
        </draw:polyline>
        <draw:line draw:style-name="gr23" draw:text-style-name="P4" draw:layer="layout" svg:x1="44.196cm" svg:y1="6.05cm" svg:x2="44.196cm" svg:y2="11.13cm">
          <text:p/>
        </draw:line>
        <draw:line draw:style-name="gr23" draw:text-style-name="P4" draw:layer="layout" svg:x1="46.696cm" svg:y1="6.05cm" svg:x2="46.696cm" svg:y2="11.13cm">
          <text:p/>
        </draw:line>
        <draw:custom-shape draw:style-name="gr22" draw:text-style-name="P9" draw:layer="layout" svg:width="3.556cm" svg:height="1.778cm" svg:x="43.688cm" svg:y="11.176cm">
          <text:p text:style-name="P9">resistencia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4cm" svg:height="13.972cm" svg:x="-17.018cm" svg:y="2.286cm">
          <draw:image xlink:href="Pictures/100000000000016900000104D292980B700CB41A.png" xlink:type="simple" xlink:show="embed" xlink:actuate="onLoad" draw:mime-type="image/png">
            <text:p/>
          </draw:image>
        </draw:frame>
        <draw:custom-shape draw:style-name="gr10" draw:text-style-name="P14" draw:layer="layout" svg:width="1.016cm" svg:height="1.016cm" svg:x="-18.034cm" svg:y="4.572cm">
          <text:p text:style-name="P13"><text:span text:style-name="T5">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5cm" svg:height="0.981cm" svg:x="-19.304cm" svg:y="3.81cm">
          <text:p text:style-name="P11"><text:span text:style-name="T4">A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5cm" svg:height="0.981cm" svg:x="-19.304cm" svg:y="2.41cm">
          <text:p text:style-name="P11"><text:span text:style-name="T4">A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4" draw:layer="layout" svg:x1="-17.018cm" svg:y1="5.842cm" svg:x2="-18.256cm" svg:y2="6.096cm">
          <text:p/>
        </draw:line>
        <draw:line draw:style-name="gr25" draw:text-style-name="P4" draw:layer="layout" svg:x1="-16.999cm" svg:y1="4.454cm" svg:x2="-18.289cm" svg:y2="4.318cm">
          <text:p/>
        </draw:line>
        <draw:line draw:style-name="gr15" draw:text-style-name="P4" draw:layer="layout" svg:x1="-17.018cm" svg:y1="3.81cm" svg:x2="-18.289cm" svg:y2="3.048cm">
          <text:p/>
        </draw:line>
        <draw:frame draw:style-name="gr26" draw:text-style-name="P17" draw:layer="layout" svg:width="1.7cm" svg:height="0.962cm" svg:x="15.856cm" svg:y="-1.27cm">
          <draw:text-box>
            <text:p>4.7k</text:p>
          </draw:text-box>
        </draw:frame>
        <draw:custom-shape draw:style-name="gr2" draw:text-style-name="P3" draw:layer="layout" svg:width="4.454cm" svg:height="4.455cm" svg:x="-15.24cm" svg:y="-7.475cm">
          <text:p text:style-name="P2"><text:span text:style-name="T1">Snsor fluj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4" draw:layer="layout" svg:x1="-11.176cm" svg:y1="-6.604cm" svg:x2="-7.366cm" svg:y2="-6.604cm">
          <text:p/>
        </draw:line>
        <draw:line draw:style-name="gr27" draw:text-style-name="P4" draw:layer="layout" svg:x1="-10.786cm" svg:y1="-5.08cm" svg:x2="-7.366cm" svg:y2="-5.08cm">
          <text:p/>
        </draw:line>
        <draw:line draw:style-name="gr28" draw:text-style-name="P4" draw:layer="layout" svg:x1="-11.938cm" svg:y1="-3.42cm" svg:x2="-7.112cm" svg:y2="-3.302cm">
          <text:p/>
        </draw:line>
        <draw:custom-shape draw:style-name="gr11" draw:text-style-name="P12" draw:layer="layout" svg:width="1.015cm" svg:height="0.981cm" svg:x="-7.451cm" svg:y="-3.764cm">
          <text:p text:style-name="P11"><text:span text:style-name="T4">D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16cm" svg:height="0.98cm" svg:x="-7.688cm" svg:y="-7.23cm">
          <text:p text:style-name="P5"><text:span text:style-name="T2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.016cm" svg:height="1.016cm" svg:x="-7.366cm" svg:y="-5.588cm">
          <text:p text:style-name="P13"><text:span text:style-name="T5">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597cm" svg:height="0.422cm" draw:transform="skewX (-0.0165806278939461) rotate (1.59139121196843) translate (-8.816cm -3.455cm)">
          <draw:image xlink:href="Pictures/10000001000002A90000008AB9D4D73466509CC4.png" xlink:type="simple" xlink:show="embed" xlink:actuate="onLoad" draw:mime-type="image/png">
            <text:p/>
          </draw:image>
        </draw:frame>
        <draw:frame draw:style-name="gr6" draw:text-style-name="P8" draw:layer="layout" svg:width="0.719cm" svg:height="0.3cm" draw:transform="rotate (1.58196643400766) translate (-8.816cm -3.992cm)">
          <draw:text-box>
            <text:p text:style-name="P7"><text:span text:style-name="T3">10K Ω</text:span></text:p>
          </draw:text-box>
        </draw:frame>
        <draw:g>
          <draw:g>
            <draw:frame draw:style-name="gr1" draw:text-style-name="P1" draw:layer="layout" svg:width="11.773cm" svg:height="6.402cm" svg:x="3.302cm" svg:y="14.696cm">
              <draw:image xlink:href="Pictures/10000000000001BD000000F23CEFDB7DAFD28B3B.png" xlink:type="simple" xlink:show="embed" xlink:actuate="onLoad" draw:mime-type="image/png">
                <text:p/>
              </draw:image>
            </draw:frame>
            <draw:custom-shape draw:style-name="gr29" draw:text-style-name="P10" draw:layer="layout" svg:width="1.216cm" svg:height="1.188cm" svg:x="15.37cm" svg:y="17.008cm">
              <text:p text:style-name="P9">5V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0" draw:text-style-name="P4" draw:layer="layout" svg:x1="14.144cm" svg:y1="17.641cm" svg:x2="15.488cm" svg:y2="17.681cm">
              <text:p/>
            </draw:line>
            <draw:custom-shape draw:style-name="gr31" draw:text-style-name="P12" draw:layer="layout" svg:width="1.216cm" svg:height="1.188cm" svg:x="10.664cm" svg:y="12.583cm">
              <text:p text:style-name="P11"><text:span text:style-name="T4">D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4" draw:text-style-name="P4" draw:layer="layout" svg:x1="14.226cm" svg:y1="18.17cm" svg:x2="16.831cm" svg:y2="18.251cm">
              <text:p/>
            </draw:line>
            <draw:custom-shape draw:style-name="gr31" draw:text-style-name="P12" draw:layer="layout" svg:width="1.216cm" svg:height="1.188cm" svg:x="18.199cm" svg:y="18.077cm">
              <text:p text:style-name="P11"><text:span text:style-name="T4">D1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4" draw:text-style-name="P4" draw:layer="layout" svg:x1="14.189cm" svg:y1="18.738cm" svg:x2="18.256cm" svg:y2="18.78cm">
              <text:p/>
            </draw:line>
            <draw:custom-shape draw:style-name="gr32" draw:text-style-name="P6" draw:layer="layout" svg:width="1.216cm" svg:height="1.188cm" svg:x="12.059cm" svg:y="13.161cm">
              <text:p text:style-name="P5"><text:span text:style-name="T2">GN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24" draw:text-style-name="P4" draw:layer="layout" svg:width="0.691cm" svg:height="3.418cm" draw:transform="rotate (-3.14159265358979) translate (13.493cm 17.641cm)" svg:viewBox="0 0 692 3419" draw:points="0,0 651,0 692,41 692,3419">
              <text:p/>
            </draw:polyline>
            <draw:polyline draw:style-name="gr28" draw:text-style-name="P4" draw:layer="layout" svg:width="2.034cm" svg:height="4.599cm" draw:transform="rotate (-3.14159265358979) translate (13.493cm 18.211cm)" svg:viewBox="0 0 2035 4600" draw:points="0,0 2035,0 2035,4600">
              <text:p/>
            </draw:polyline>
            <draw:custom-shape draw:style-name="gr31" draw:text-style-name="P12" draw:layer="layout" svg:width="1.216cm" svg:height="1.188cm" svg:x="12.619cm" svg:y="22.435cm">
              <text:p text:style-name="P11"><text:span text:style-name="T4">D1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24" draw:text-style-name="P4" draw:layer="layout" svg:width="0.609cm" svg:height="3.377cm" draw:transform="rotate (-3.14159265358979) translate (13.615cm 22.688cm)" svg:viewBox="0 0 610 3378" draw:points="0,3378 610,3378 610,0">
              <text:p/>
            </draw:polyline>
            <draw:custom-shape draw:style-name="gr31" draw:text-style-name="P12" draw:layer="layout" svg:width="1.216cm" svg:height="1.188cm" svg:x="11.22cm" svg:y="22.436cm">
              <text:p text:style-name="P11"><text:span text:style-name="T4">D1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2" draw:layer="layout" svg:width="1.216cm" svg:height="1.188cm" svg:x="16.853cm" svg:y="17.672cm">
              <text:p text:style-name="P11"><text:span text:style-name="T4">D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polyline draw:style-name="gr28" draw:text-style-name="P4" draw:layer="layout" svg:width="1.912cm" svg:height="3.825cm" draw:transform="rotate (-3.14159265358979) translate (13.533cm 21.86cm)" svg:viewBox="0 0 1913 3826" draw:points="0,3826 1913,3826 1913,0">
          <text:p/>
        </draw:polyline>
        <presentation:notes draw:style-name="dp2">
          <draw:page-thumbnail draw:style-name="gr33" draw:layer="layout" svg:width="19.798cm" svg:height="11.136cm" svg:x="0.6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7T10:52:13.048801617</meta:creation-date>
    <meta:generator>LibreOffice/7.3.7.2$Linux_X86_64 LibreOffice_project/30$Build-2</meta:generator>
    <dc:date>2024-05-29T07:12:07.838980782</dc:date>
    <meta:editing-duration>PT43M42S</meta:editing-duration>
    <meta:editing-cycles>7</meta:editing-cycles>
    <meta:document-statistic meta:object-count="105"/>
  </office:meta>
</office:document-meta>
</file>